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 style:text-autospace="none"/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5" style:family="text">
      <style:text-properties fo:font-size="18pt"/>
    </style:style>
    <style:style style:name="T6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8" style:family="text">
      <style:text-properties fo:color="#2a00f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9" style:family="text">
      <style:text-properties fo:color="#009933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1" style:family="text">
      <style:text-properties fo:color="#0000c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12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3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a3e3e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1" style:family="text">
      <style:text-properties fo:color="#000000" style:font-name="Monospace1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2" style:family="text">
      <style:text-properties fo:color="#6a3e3e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c0" style:text-outline="false" style:text-line-through-style="none" style:text-line-through-type="none" style:font-name="Monospace1" fo:font-size="18pt" fo:font-style="italic" fo:text-shadow="none" style:text-underline-style="none" fo:font-weight="bold" style:letter-kerning="true" style:font-name-asian="Monospace1" style:font-size-asian="18pt" style:font-style-asian="italic" style:font-weight-asian="bold" style:font-name-complex="Monospace1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188cm" svg:height="2.148cm" svg:x="4.918cm" svg:y="8.255cm">
          <draw:text-box>
            <text:p text:style-name="P1"><text:span text:style-name="T1">Workshop CXF REST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Principes de REST</text:p>
              </text:list-item>
              <text:list-item>
                <text:p>Présentation d'Apache CXF et de JAX-RS</text:p>
              </text:list-item>
              <text:list-item>
                <text:p>REST avec CXF</text:p>
              </text:list-item>
              <text:list-item>
                <text:p>Test d'intégration hors-conteneur</text:p>
              </text:list-item>
              <text:list-item>
                <text:p>Négociation de contenu</text:p>
              </text:list-item>
              <text:list-item>
                <text:p>Documentation avec Swagger</text:p>
              </text:list-item>
              <text:list-item>
                <text:p>Gestion des liens avec HATEO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presentational State Transfer</text:p>
              </text:list-item>
              <text:list-item>
                <text:p>Un style d’architecture</text:p>
              </text:list-item>
              <text:list-item>
                <text:p>Une façon de faire communiquer des applications</text:p>
              </text:list-item>
              <text:list-item>
                <text:p>Utiliser HTTP comme un protocole applicatif</text:p>
                <text:list>
                  <text:list-item>
                    <text:p>Pas juste comme un protocole de trans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incip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ssources identifées</text:p>
              </text:list-item>
              <text:list-item>
                <text:p>Interface uniforme</text:p>
              </text:list-item>
              <text:list-item>
                <text:p>Sans état</text:p>
              </text:list-item>
              <text:list-item>
                <text:p>Représentation</text:p>
              </text:list-item>
              <text:list-item>
                <text:p>Hypermedi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5.591cm" svg:height="2.286cm" svg:x="12.7cm" svg:y="3.302cm">
          <text:p text:style-name="P1"><text:span text:style-name="T5">Interface uniforme</text:span>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0.066cm" svg:y="5.334cm">
          <text:p text:style-name="P1"><text:span text:style-name="T5">Ressource identifée</text:span>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17.052cm" svg:y="11.176cm">
          <text:p text:style-name="P1"><text:span text:style-name="T5">Représentation</text:span></text:p>
          <text:p text:style-name="P1"><text:span text:style-name="T5">(JSON)</text:span>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9" draw:layer="layout" svg:width="5.591cm" svg:height="2.286cm" svg:x="21.77cm" svg:y="14.635cm">
          <text:p text:style-name="P1"><text:span text:style-name="T5">Hypermedia</text:span>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ssources identifi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out est ressource, chaque ressource a une addresse</text:p>
              </text:list-item>
              <text:list-item>
                <text:p>L’adresse est une URI</text:p>
              </text:list-item>
              <text:list-item>
                <text:p>Bien : http://somehost.com/zen/contacts/1</text:p>
              </text:list-item>
              <text:list-item>
                <text:p>Pas bien : http://somehost.com/zen/contacts?id=1</text:p>
                <text:list>
                  <text:list-item>
                    <text:p>L’identifiant fait partie de l’adresse</text:p>
                  </text:list-item>
                  <text:list-item>
                    <text:p>Il doit être dans l’URL, pas en tant que paramè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Le client effectue des opérations sur une ressource</text:p>
              </text:list-item>
              <text:list-item>
                <text:p>Opérations disponibles :</text:p>
                <text:list>
                  <text:list-item>
                    <text:p>GET : récupération d’une ressource</text:p>
                  </text:list-item>
                  <text:list-item>
                    <text:p>POST : créer une ressource</text:p>
                  </text:list-item>
                  <text:list-item>
                    <text:p>PUT : modifier une ressource</text:p>
                  </text:list-item>
                  <text:list-item>
                    <text:p>DELETE : supprimer une ressource</text:p>
                  </text:list-item>
                  <text:list-item>
                    <text:p>HEAD : GET, mais sans le contenu, juste les entêtes</text:p>
                  </text:list-item>
                  <text:list-item>
                    <text:p>OPTIONS : options de communication de la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Interface uniform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ntêtes standardisés</text:p>
                <text:list>
                  <text:list-item>
                    <text:p>type de la requête, type attendu, taille de la réponse, etc.</text:p>
                  </text:list-item>
                </text:list>
              </text:list-item>
              <text:list-item>
                <text:p>Codes réponse standardisées</text:p>
                <text:list>
                  <text:list-item>
                    <text:p>200 OK</text:p>
                  </text:list-item>
                  <text:list-item>
                    <text:p>201 Created</text:p>
                  </text:list-item>
                  <text:list-item>
                    <text:p>404 Not found</text:p>
                  </text:list-item>
                  <text:list-item>
                    <text:p>409 Conflict</text:p>
                  </text:list-item>
                  <text:list-item>
                    <text:p>500 Internal server error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ans éta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cun lien entre deux requêtes...</text:p>
              </text:list-item>
              <text:list-item>
                <text:p>Même si envoyées par le même client</text:p>
                <text:list>
                  <text:list-item>
                    <text:p>Aucune garantie que le même serveur réponde les 2 fois</text:p>
                  </text:list-item>
                </text:list>
              </text:list-item>
              <text:list-item>
                <text:p>Facilite la distribution à grande <text:s/>échelle (“scalability”)</text:p>
              </text:list-item>
              <text:list-item>
                <text:p>Si état il y a, il est stocké dans une base de données</text:p>
              </text:list-item>
              <text:list-item>
                <text:p>Plus de session !</text:p>
                <text:list>
                  <text:list-item>
                    <text:p>En théorie...</text:p>
                  </text:list-item>
                  <text:list-item>
                    <text:p>On peut choisir de ne pas suivre ce princ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eprésenta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format imposé pour représenter les ressources</text:p>
              </text:list-item>
              <text:list-item>
                <text:p>Formats courants :</text:p>
                <text:list>
                  <text:list-item>
                    <text:p>XML</text:p>
                  </text:list-item>
                  <text:list-item>
                    <text:p>JSON</text:p>
                  </text:list-item>
                </text:list>
              </text:list-item>
              <text:list-item>
                <text:p>Possibilitée d’utiliser des schémas</text:p>
                <text:list>
                  <text:list-item>
                    <text:p>Pour fixer les structures utilis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Hypermed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s ressources ont des liens vers d’autres ressources</text:p>
              </text:list-item>
              <text:list-item>
                <text:p>Exactement comme des pages web</text:p>
              </text:list-item>
              <text:list-item>
                <text:p>Un client peut suivre les liens d’une ressource à l’autre</text:p>
                <text:list>
                  <text:list-item>
                    <text:p>Un client intelligent...</text:p>
                  </text:list-item>
                </text:list>
              </text:list-item>
              <text:list-item>
                <text:p>Ex. : lien pour avancer dans un workflow ou l’annuler</text:p>
              </text:list-item>
              <text:list-item>
                <text:p>Généralement, entente entre client et fournisseur du serv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in 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4.762cm" svg:height="8.11cm" svg:x="1.4cm" svg:y="11.702cm">
          <text:p text:style-name="P6"><text:span text:style-name="T4">[</text:span></text:p>
          <text:p text:style-name="P6"><text:span text:style-name="T4"><text:s text:c="2"/></text:span><text:span text:style-name="T4">{</text:span></text:p>
          <text:p text:style-name="P6"><text:span text:style-name="T4"><text:s text:c="4"/></text:span><text:span text:style-name="T4">"firstname":"Joe",</text:span></text:p>
          <text:p text:style-name="P6"><text:span text:style-name="T4"><text:s text:c="4"/></text:span><text:span text:style-name="T4">"lastname":"Dalton",</text:span></text:p>
          <text:p text:style-name="P6"><text:span text:style-name="T4"><text:s text:c="4"/></text:span><text:span text:style-name="T4">"links":[</text:span></text:p>
          <text:p text:style-name="P6"><text:span text:style-name="T4"><text:s text:c="6"/></text:span><text:span text:style-name="T4">{</text:span></text:p>
          <text:p text:style-name="P6"><text:span text:style-name="T4"><text:s text:c="8"/></text:span><text:span text:style-name="T4">"rel":"self",</text:span></text:p>
          <text:p text:style-name="P6"><text:span text:style-name="T4"><text:s text:c="8"/></text:span><text:span text:style-name="T4">"href":"</text:span><text:span text:style-name="T4"><text:a xlink:href="http://localhost:8080/contacts/1" xlink:type="simple">http://localhost:8080/contacts/1</text:a></text:span><text:span text:style-name="T4">"</text:span></text:p>
          <text:p text:style-name="P6"><text:span text:style-name="T4"><text:s text:c="6"/></text:span><text:span text:style-name="T4">}</text:span></text:p>
          <text:p text:style-name="P6"><text:span text:style-name="T4"><text:s text:c="4"/></text:span><text:span text:style-name="T4">]</text:span></text:p>
          <text:p text:style-name="P6"><text:span text:style-name="T4"><text:s text:c="2"/></text:span><text:span text:style-name="T4">},...</text:span></text:p>
          <text:p text:style-name="P6"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286cm" svg:x="12.7cm" svg:y="3.302cm">
          <text:p text:style-name="P1">Interface uniforme</text:p>
          <draw:enhanced-geometry svg:viewBox="0 0 21600 21600" draw:mirror-horizontal="false" draw:type="line-callout-2" draw:modifiers="-36884.5493562232 33301.9676432007 -13913.30472103 24027.284652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0.066cm" svg:y="5.334cm">
          <text:p text:style-name="P1">Ressource identifée</text:p>
          <draw:enhanced-geometry svg:viewBox="0 0 21600 21600" draw:mirror-horizontal="false" draw:type="line-callout-2" draw:modifiers="-42462.2317596567 14355.9247923043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17.052cm" svg:y="11.176cm">
          <text:p text:style-name="P1">Représentation</text:p>
          <text:p text:style-name="P1">(JSON)</text:p>
          <draw:enhanced-geometry svg:viewBox="0 0 21600 21600" draw:mirror-horizontal="false" draw:type="line-callout-2" draw:modifiers="-29750.2145922747 24386.1827721906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286cm" svg:x="21.77cm" svg:y="14.635cm">
          <text:p text:style-name="P1">Hypermedia</text:p>
          <draw:enhanced-geometry svg:viewBox="0 0 21600 21600" draw:mirror-horizontal="false" draw:type="line-callout-2" draw:modifiers="-19846.3519313305 15281.5041539134 -14063.9484978541 6384.60865763008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REST avec Apache CXF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pache CXF projet open source</text:p>
              </text:list-item>
              <text:list-item>
                <text:p>Implémente le standard Java JAX-RS</text:p>
              </text:list-item>
              <text:list-item>
                <text:p>Standard/implémentation, comparaison POO</text:p>
                <text:list>
                  <text:list-item>
                    <text:p>Standard = interface</text:p>
                  </text:list-item>
                  <text:list-item>
                    <text:p>Implémentation = classe implémentant l'interface</text:p>
                  </text:list-item>
                </text:list>
              </text:list-item>
              <text:list-item>
                <text:p>Utilise Spring pour la création des obje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hello-world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Configurer CXF avec Spring Boot</text:p>
              </text:list-item>
              <text:list-item>
                <text:p>Ecrire un contrôleur Hello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/1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8.11cm" svg:x="1.4cm" svg:y="11.702cm">
          <text:p text:style-name="P6"><text:span text:style-name="T3">HTTP/1.1 200 OK</text:span></text:p>
          <text:p text:style-name="P6"><text:span text:style-name="T3">Content-Type: application/json</text:span></text:p>
          <text:p text:style-name="P6"><text:span text:style-name="T3">{</text:span></text:p>
          <text:p text:style-name="P6"><text:span text:style-name="T3"><text:s text:c="2"/></text:span><text:span text:style-name="T3">"id":1,</text:span></text:p>
          <text:p text:style-name="P6"><text:span text:style-name="T3"><text:s text:c="2"/></text:span><text:span text:style-name="T3">"firstname":"Joe",</text:span></text:p>
          <text:p text:style-name="P6"><text:span text:style-name="T3"><text:s text:c="2"/></text:span><text:span text:style-name="T3">"lastname":"Dalton",</text:span></text:p>
          <text:p text:style-name="P6"><text:span text:style-name="T3"><text:s text:c="2"/></text:span><text:span text:style-name="T3">"age":37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6">@Path</text:span><text:span text:style-name="T7">(</text:span><text:span text:style-name="T8">"/contacts"</text:span><text:span text:style-name="T7">) <text:s text:c="24"/></text:span><text:span text:style-name="T9">// URL</text:span></text:p>
          <text:p text:style-name="P6"><text:span text:style-name="T6">@Service <text:s text:c="34"/></text:span><text:span text:style-name="T9">// component scan</text:span></text:p>
          <text:p text:style-name="P6"><text:span text:style-name="T10">public</text:span><text:span text:style-name="T7"> </text:span><text:span text:style-name="T10">class</text:span><text:span text:style-name="T7"> ContactController {</text:span></text:p>
          <text:p text:style-name="P6"><text:span text:style-name="T7"/></text:p>
          <text:p text:style-name="P6"><text:span text:style-name="T7"><text:s text:c="4"/></text:span><text:span text:style-name="T6">@GET <text:s text:c="34"/></text:span><text:span text:style-name="T9">// opération HTTP</text:span></text:p>
          <text:p text:style-name="P6"><text:span text:style-name="T7"><text:s text:c="4"/></text:span><text:span text:style-name="T6">@Path</text:span><text:span text:style-name="T7">(</text:span><text:span text:style-name="T8">"/{id}"</text:span><text:span text:style-name="T7">) <text:s text:c="24"/></text:span><text:span text:style-name="T9">// fin URL</text:span></text:p>
          <text:p text:style-name="P6"><text:span text:style-name="T7"><text:s text:c="4"/></text:span><text:span text:style-name="T6">@Produces</text:span><text:span text:style-name="T7">(MediaType.</text:span><text:span text:style-name="T11">APPLICATION_JSON</text:span><text:span text:style-name="T7">) <text:s/></text:span><text:span text:style-name="T9">// format</text:span></text:p>
          <text:p text:style-name="P6"><text:span text:style-name="T7"><text:s text:c="4"/></text:span><text:span text:style-name="T10">public</text:span><text:span text:style-name="T7"> Response contact(</text:span></text:p>
          <text:p text:style-name="P6"><text:span text:style-name="T7"><text:s text:c="11"/>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 <text:s text:c="4"/></text:span><text:span text:style-name="T9">// extrait de l'URL</text:span></text:p>
          <text:p text:style-name="P6"><text:span text:style-name="T7"><text:s text:c="8"/></text:span><text:span text:style-name="T10">return</text:span><text:span text:style-name="T7">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4"/></text:span><text:span text:style-name="T7">}</text:span></text:p>
          <text:p text:style-name="P6"><text:span text:style-name="T7"><text:s text:c="3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7">Client </text:span><text:span text:style-name="T13">client</text:span><text:span text:style-name="T7"> = ClientBuilder</text:span></text:p>
          <text:p text:style-name="P6"><text:span text:style-name="T7"><text:s text:c="4"/></text:span><text:span text:style-name="T7">.</text:span><text:span text:style-name="T14">newClient</text:span><text:span text:style-name="T7">()</text:span></text:p>
          <text:p text:style-name="P6"><text:span text:style-name="T7"><text:s text:c="4"/></text:span><text:span text:style-name="T7">.register(</text:span><text:span text:style-name="T10">new</text:span><text:span text:style-name="T7"> JacksonJaxbJsonProvider()); </text:span><text:span text:style-name="T9">// pour JSON</text:span></text:p>
          <text:p text:style-name="P6"><text:span text:style-name="T7"/></text:p>
          <text:p text:style-name="P6"><text:span text:style-name="T7">WebTarget </text:span><text:span text:style-name="T13">target</text:span><text:span text:style-name="T7"> = </text:span><text:span text:style-name="T13">client</text:span><text:span text:style-name="T7">.target(</text:span><text:span text:style-name="T8">"</text:span><text:span text:style-name="T8"><text:a xlink:href="http://localhost:8080/" xlink:type="simple">http://localhost:8080</text:a></text:span><text:span text:style-name="T8">"</text:span><text:span text:style-name="T7">);</text:span></text:p>
          <text:p text:style-name="P6"><text:span text:style-name="T7"/></text:p>
          <text:p text:style-name="P6"><text:span text:style-name="T15">Contact </text:span><text:span text:style-name="T16">contact</text:span><text:span text:style-name="T15"> = </text:span><text:span text:style-name="T17">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1</text:span><text:span text:style-name="T15">)</text:span></text:p>
          <text:p text:style-name="P6"><text:span text:style-name="T15"><text:s text:c="4"/></text:span><text:span text:style-name="T15">.request().get(Contact.</text:span><text:span text:style-name="T19">class</text:span><text:span text:style-name="T15">);</text:span></text:p>
          <text:p text:style-name="P6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Ex. : demande d'une ressource qui n'existe pas</text:p>
              </text:list-item>
              <text:list-item>
                <text:p>Le serveur doit retourner une erreur 404</text:p>
              </text:list-item>
              <text:list-item>
                <text:p>Comment faire, cotés serveur et client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, serveu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tourner une Response JAX-RS</text:p>
              </text:list-item>
            </text:list>
          </draw:text-box>
        </draw:frame>
        <draw:custom-shape draw:style-name="gr4" draw:text-style-name="P10" draw:layer="layout" svg:width="24.762cm" svg:height="9.924cm" svg:x="1.4cm" svg:y="7.602cm">
          <text:p text:style-name="P6"><text:span text:style-name="T7"><text:s text:c="4"/></text:span><text:span text:style-name="T6">@GET</text:span></text:p>
          <text:p text:style-name="P6"><text:span text:style-name="T7"><text:s text:c="4"/></text:span><text:span text:style-name="T6">@Path</text:span><text:span text:style-name="T7">(</text:span><text:span text:style-name="T8">"/{id}"</text:span><text:span text:style-name="T7">)</text:span></text:p>
          <text:p text:style-name="P6"><text:span text:style-name="T7"><text:s text:c="4"/></text:span><text:span text:style-name="T6">@Produces</text:span><text:span text:style-name="T7">(MediaType.</text:span><text:span text:style-name="T11">APPLICATION_JSON</text:span><text:span text:style-name="T7">)</text:span></text:p>
          <text:p text:style-name="P6"><text:span text:style-name="T7"><text:s text:c="4"/></text:span><text:span text:style-name="T10">public</text:span><text:span text:style-name="T7"> </text:span><text:span text:style-name="T20">Response</text:span><text:span text:style-name="T7"> contact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8"/></text:span><text:span text:style-name="T7">Contact </text:span><text:span text:style-name="T12">contact</text:span><text:span text:style-name="T7"> = </text:span><text:span text:style-name="T13">contactRepository</text:span><text:span text:style-name="T7">.findOne(</text:span><text:span text:style-name="T12">id</text:span><text:span text:style-name="T7">);</text:span></text:p>
          <text:p text:style-name="P6"><text:span text:style-name="T7"><text:s text:c="8"/></text:span><text:span text:style-name="T10">if</text:span><text:span text:style-name="T7">(</text:span><text:span text:style-name="T12">contact</text:span><text:span text:style-name="T7"> == </text:span><text:span text:style-name="T10">null</text:span><text:span text:style-name="T7">) {</text:span></text:p>
          <text:p text:style-name="P6"><text:span text:style-name="T7"><text:s text:c="12"/></text:span><text:span text:style-name="T10">return</text:span><text:span text:style-name="T7"> </text:span><text:span text:style-name="T20">Response</text:span></text:p>
          <text:p text:style-name="P6"><text:span text:style-name="T20"><text:s text:c="22"/></text:span><text:span text:style-name="T20">.</text:span><text:span text:style-name="T21">status</text:span><text:span text:style-name="T20">(Response.Status.</text:span><text:span text:style-name="T11">NOT_FOUND</text:span><text:span text:style-name="T20">)</text:span></text:p>
          <text:p text:style-name="P6"><text:span text:style-name="T20"><text:s text:c="22"/></text:span><text:span text:style-name="T20">.build();</text:span></text:p>
          <text:p text:style-name="P6"><text:span text:style-name="T7"><text:s text:c="8"/></text:span><text:span text:style-name="T7">} </text:span><text:span text:style-name="T10">else</text:span><text:span text:style-name="T7"> {</text:span></text:p>
          <text:p text:style-name="P6"><text:span text:style-name="T7"><text:s text:c="12"/></text:span><text:span text:style-name="T10">return</text:span><text:span text:style-name="T7"> </text:span><text:span text:style-name="T20">Response.</text:span><text:span text:style-name="T21">ok</text:span><text:span text:style-name="T20">(</text:span><text:span text:style-name="T22">contact</text:span><text:span text:style-name="T20">).build();</text:span></text:p>
          <text:p text:style-name="P6"><text:span text:style-name="T7"><text:s text:c="8"/></text:span><text:span text:style-name="T7">}</text:span></text:p>
          <text:p text:style-name="P6"><text:span text:style-name="T7"><text:s text:c="4"/></text:span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rreurs, clien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cupérer la Response JAX-RS</text:p>
              </text:list-item>
            </text:list>
          </draw:text-box>
        </draw:frame>
        <draw:custom-shape draw:style-name="gr4" draw:text-style-name="P11" draw:layer="layout" svg:width="24.762cm" svg:height="9.924cm" svg:x="1.4cm" svg:y="7.602cm">
          <text:p text:style-name="P6"><text:span text:style-name="T15">Client </text:span><text:span text:style-name="T16">client</text:span><text:span text:style-name="T15"> = ClientBuilder.</text:span><text:span text:style-name="T23">newClient</text:span><text:span text:style-name="T15">()</text:span></text:p>
          <text:p text:style-name="P6"><text:span text:style-name="T15"><text:s text:c="16"/></text:span><text:span text:style-name="T15">.register(</text:span><text:span text:style-name="T19">new</text:span><text:span text:style-name="T15"> JacksonJaxbJsonProvider());</text:span></text:p>
          <text:p text:style-name="P6"><text:span text:style-name="T24"/></text:p>
          <text:p text:style-name="P6"><text:span text:style-name="T15">WebTarget </text:span><text:span text:style-name="T16">target</text:span><text:span text:style-name="T15"> = </text:span><text:span text:style-name="T16">client</text:span><text:span text:style-name="T15">.target(</text:span><text:span text:style-name="T18">"http://localhost:8080"</text:span><text:span text:style-name="T15">);</text:span></text:p>
          <text:p text:style-name="P6"><text:span text:style-name="T15"/></text:p>
          <text:p text:style-name="P6"><text:span text:style-name="T15">Response </text:span><text:span text:style-name="T16">responseGet </text:span><text:span text:style-name="T15">=</text:span><text:span text:style-name="T16"> target</text:span></text:p>
          <text:p text:style-name="P6"><text:span text:style-name="T17"><text:s text:c="4"/></text:span><text:span text:style-name="T15">.path(</text:span><text:span text:style-name="T18">"/contacts/{id}"</text:span><text:span text:style-name="T15">)</text:span></text:p>
          <text:p text:style-name="P6"><text:span text:style-name="T15"><text:s text:c="4"/></text:span><text:span text:style-name="T15">.resolveTemplate(</text:span><text:span text:style-name="T18">"id"</text:span><text:span text:style-name="T15">,</text:span><text:span text:style-name="T16">999</text:span><text:span text:style-name="T15">)</text:span></text:p>
          <text:p text:style-name="P6"><text:span text:style-name="T15"><text:s text:c="4"/></text:span><text:span text:style-name="T15">.request().get();</text:span></text:p>
          <text:p text:style-name="P6"><text:span text:style-name="T15"/></text:p>
          <text:p text:style-name="P6"><text:span text:style-name="T16">responseGet</text:span><text:span text:style-name="T15">.getStatus(); <text:s text:c="2"/></text:span><text:span text:style-name="T9">// 404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3.25cm" svg:x="1.4cm" svg:y="6.402cm">
          <text:p text:style-name="P6"><text:span text:style-name="T3">GET /contacts HTTP/1.1</text:span></text:p>
          <text:p text:style-name="P6"><text:span text:style-name="T3">Accept: application/json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6.332cm" svg:x="1.4cm" svg:y="11.702cm">
          <text:p text:style-name="P6"><text:span text:style-name="T7">HTTP/1.1 200 OK</text:span></text:p>
          <text:p text:style-name="P6"><text:span text:style-name="T7">Content-Type: application/json</text:span></text:p>
          <text:p text:style-name="P6"><text:span text:style-name="T7">[</text:span></text:p>
          <text:p text:style-name="P6"><text:span text:style-name="T7"><text:s text:c="2"/></text:span><text:span text:style-name="T7">{"id":1,"firstname":"Joe","lastname":"Dalton","age":37},</text:span></text:p>
          <text:p text:style-name="P6"><text:span text:style-name="T7"><text:s text:c="2"/></text:span><text:span text:style-name="T7">{"id":2,"firstname":"William","lastname":"Dalton","age":35},</text:span></text:p>
          <text:p text:style-name="P6"><text:span text:style-name="T7"><text:s text:c="2"/></text:span><text:span text:style-name="T7">{"id":3,"firstname":"Jack","lastname":"Dalton","age":33},</text:span></text:p>
          <text:p text:style-name="P6"><text:span text:style-name="T7"><text:s text:c="2"/></text:span><text:span text:style-name="T7">{"id":4,"firstname":"Averell","lastname":"Dalton","age":31}</text:span></text:p>
          <text:p text:style-name="P6"><text:span text:style-name="T7">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0" draw:layer="layout" svg:width="24.762cm" svg:height="4.082cm" svg:x="1.4cm" svg:y="7.602cm">
          <text:p text:style-name="P6"><text:span text:style-name="T6">@GET</text:span><text:span text:style-name="T7"> <text:s text:c="3"/></text:span></text:p>
          <text:p text:style-name="P6"><text:span text:style-name="T6">@Produce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List&lt;Contact&gt; contacts() {</text:span></text:p>
          <text:p text:style-name="P6"><text:span text:style-name="T7"><text:s text:c="2"/></text:span><text:span text:style-name="T10">return</text:span><text:span text:style-name="T7"> </text:span><text:span text:style-name="T13">contactRepository</text:span><text:span text:style-name="T7">.findAll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Récupérer des ressour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3.32cm" svg:x="1.4cm" svg:y="7.602cm">
          <text:p text:style-name="P6"><text:span text:style-name="T15">Contact[] </text:span><text:span text:style-name="T16">contacts</text:span><text:span text:style-name="T15"> = </text:span><text:span text:style-name="T17">target</text:span></text:p>
          <text:p text:style-name="P6"><text:span text:style-name="T17"><text:s text:c="5"/></text:span><text:span text:style-name="T15">.path(</text:span><text:span text:style-name="T18">"/contacts"</text:span><text:span text:style-name="T15">)</text:span></text:p>
          <text:p text:style-name="P6"><text:span text:style-name="T15"><text:s text:c="5"/></text:span><text:span text:style-name="T15">.request()</text:span></text:p>
          <text:p text:style-name="P6"><text:span text:style-name="T15"><text:s text:c="5"/></text:span><text:span text:style-name="T15">.get(Contact[].</text:span><text:span text:style-name="T19">class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10" draw:layer="layout" svg:width="24.762cm" svg:height="3.25cm" svg:x="1.4cm" svg:y="6.4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2.522cm" svg:x="1.4cm" svg:y="11.7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5.606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 </text:span><text:span text:style-name="T9">// extrait de la requête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 </text:span></text:p>
          <text:p text:style-name="P6"><text:span text:style-name="T7"><text:s text:c="4"/></text:span><text:span text:style-name="T7">(...)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3.25cm" svg:x="1.4cm" svg:y="15.602cm">
          <text:p text:style-name="P6"><text:span text:style-name="T7">POST /contacts HTTP/1.1</text:span></text:p>
          <text:p text:style-name="P6"><text:span text:style-name="T7">Content-Type: application/json;charset=UTF-8</text:span></text:p>
          <text:p text:style-name="P6"><text:span text:style-name="T7">Host: localhost:8080</text:span></text:p>
          <text:p text:style-name="P6"><text:span text:style-name="T7">{"id":null,"firstname":"Oncle","lastname":"Picsou","age":100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8.908cm" svg:x="1.4cm" svg:y="7.602cm">
          <text:p text:style-name="P6"><text:span text:style-name="T6">@POST</text:span><text:span text:style-name="T7"> <text:s text:c="3"/>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create(Contact </text:span><text:span text:style-name="T12">contact</text:span><text:span text:style-name="T7">,</text:span></text:p>
          <text:p text:style-name="P6"><text:span text:style-name="T7"><text:s text:c="23"/></text:span><text:span text:style-name="T6">@Context</text:span><text:span text:style-name="T7"> UriInfo </text:span><text:span text:style-name="T12">uriInfo</text:span><text:span text:style-name="T7">) {</text:span></text:p>
          <text:p text:style-name="P6"><text:span text:style-name="T7"><text:s text:c="4"/></text:span><text:span text:style-name="T12">contact</text:span><text:span text:style-name="T7"> = 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4"/></text:span><text:span text:style-name="T10">return</text:span><text:span text:style-name="T7"> Response.</text:span><text:span text:style-name="T14">created</text:span><text:span text:style-name="T7">( <text:s/></text:span><text:span text:style-name="T9">// 201 Created</text:span></text:p>
          <text:p text:style-name="P6"><text:span text:style-name="T7"><text:s text:c="12"/></text:span><text:span text:style-name="T12">uriInfo</text:span><text:span text:style-name="T7">.getAbsolutePathBuilder()</text:span></text:p>
          <text:p text:style-name="P6"><text:span text:style-name="T7"><text:s text:c="19"/></text:span><text:span text:style-name="T7">.path(ContactController.</text:span><text:span text:style-name="T10">class</text:span><text:span text:style-name="T7">,</text:span><text:span text:style-name="T8">"contact"</text:span><text:span text:style-name="T7">)</text:span></text:p>
          <text:p text:style-name="P6"><text:span text:style-name="T7"><text:s text:c="19"/></text:span><text:span text:style-name="T7">.build(</text:span><text:span text:style-name="T12">contact</text:span><text:span text:style-name="T7">.getId())) </text:span><text:span text:style-name="T9">// header Location</text:span></text:p>
          <text:p text:style-name="P6"><text:span text:style-name="T7"><text:s text:c="5"/></text:span><text:span text:style-name="T7">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4.762cm" svg:height="2.522cm" svg:x="1.4cm" svg:y="17.102cm">
          <text:p text:style-name="P6"><text:span text:style-name="T7">HTTP/1.1 201 Created</text:span></text:p>
          <text:p text:style-name="P6"><text:span text:style-name="T7">Location: http://localhost:8080/contacts/130</text:span></text:p>
          <text:p text:style-name="P6"><text:span text:style-name="T7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10.432cm" svg:x="1.4cm" svg:y="7.602cm">
          <text:p text:style-name="P6"><text:span text:style-name="T15">Contact </text:span><text:span text:style-name="T16">contact</text:span><text:span text:style-name="T15"> = </text:span><text:span text:style-name="T19">new</text:span><text:span text:style-name="T15"> Contact();</text:span></text:p>
          <text:p text:style-name="P6"><text:span text:style-name="T16">contact</text:span><text:span text:style-name="T15">.setFirstname(</text:span><text:span text:style-name="T18">"Oncle"</text:span><text:span text:style-name="T15">);</text:span></text:p>
          <text:p text:style-name="P6"><text:span text:style-name="T16">contact</text:span><text:span text:style-name="T15">.setLastname(</text:span><text:span text:style-name="T18">"Picsou"</text:span><text:span text:style-name="T15">);</text:span></text:p>
          <text:p text:style-name="P6"><text:span text:style-name="T16">contact</text:span><text:span text:style-name="T15">.setAge(100);</text:span></text:p>
          <text:p text:style-name="P6"><text:span text:style-name="T15">Response </text:span><text:span text:style-name="T16">response</text:span><text:span text:style-name="T15"> = </text:span><text:span text:style-name="T17">target</text:span></text:p>
          <text:p text:style-name="P6"><text:span text:style-name="T17"><text:s text:c="9"/></text:span><text:span text:style-name="T15">.path(</text:span><text:span text:style-name="T18">"/contacts"</text:span><text:span text:style-name="T15">)</text:span></text:p>
          <text:p text:style-name="P6"><text:span text:style-name="T15"><text:s text:c="9"/></text:span><text:span text:style-name="T15">.request()</text:span></text:p>
          <text:p text:style-name="P6"><text:span text:style-name="T15"><text:s text:c="9"/></text:span><text:span text:style-name="T15">.post(</text:span></text:p>
          <text:p text:style-name="P6"><text:span text:style-name="T15"><text:s text:c="11"/></text:span><text:span text:style-name="T15">Entity.</text:span><text:span text:style-name="T23">entity</text:span><text:span text:style-name="T15">(</text:span><text:span text:style-name="T16">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9"/></text:span><text:span text:style-name="T15">);</text:span></text:p>
          <text:p text:style-name="P6"><text:span text:style-name="T15"/></text:p>
          <text:p text:style-name="P6"><text:span text:style-name="T16">response</text:span><text:span text:style-name="T15">.getStatus(); <text:s text:c="3"/></text:span><text:span text:style-name="T9">// 201</text:span></text:p>
          <text:p text:style-name="P6"><text:span text:style-name="T16">response</text:span><text:span text:style-name="T15">.getLocation(); <text:s/></text:span><text:span text:style-name="T9">// http://localhost:8080/contacts/130</text:span></text:p>
          <text:p text:style-name="P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8.33cm" svg:x="1.4cm" svg:y="6.402cm">
          <text:p text:style-name="P6"><text:span text:style-name="T3">PUT /contacts/130 HTTP/1.1</text:span></text:p>
          <text:p text:style-name="P6"><text:span text:style-name="T3">Content-Type: application/json;charset=UTF-8</text:span></text:p>
          <text:p text:style-name="P6"><text:span text:style-name="T3">Host: localhost:8080</text:span></text:p>
          <text:p text:style-name="P6"><text:span text:style-name="T3">{</text:span></text:p>
          <text:p text:style-name="P6"><text:span text:style-name="T3"><text:s text:c="2"/></text:span><text:span text:style-name="T3">"id":130,</text:span></text:p>
          <text:p text:style-name="P6"><text:span text:style-name="T3"><text:s text:c="2"/></text:span><text:span text:style-name="T3">"firstname":"Oncle",</text:span></text:p>
          <text:p text:style-name="P6"><text:span text:style-name="T3"><text:s text:c="2"/></text:span><text:span text:style-name="T3">"lastname":"Picsou",</text:span></text:p>
          <text:p text:style-name="P6"><text:span text:style-name="T3"><text:s text:c="2"/></text:span><text:span text:style-name="T3">"age":90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7.1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5.606cm" svg:x="1.4cm" svg:y="7.602cm">
          <text:p text:style-name="P6"><text:span text:style-name="T6">@Path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6">@Consumes</text:span><text:span text:style-name="T7">(MediaType.</text:span><text:span text:style-name="T11">APPLICATION_JSON</text:span><text:span text:style-name="T7">)</text:span></text:p>
          <text:p text:style-name="P6"><text:span text:style-name="T10">public</text:span><text:span text:style-name="T7"> Response update(Contact </text:span><text:span text:style-name="T12">contact</text:span><text:span text:style-name="T7">) {</text:span></text:p>
          <text:p text:style-name="P6"><text:span text:style-name="T7"><text:s text:c="2"/></text:span><text:span text:style-name="T13">contactRepository</text:span><text:span text:style-name="T7">.save(</text:span><text:span text:style-name="T12">contact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Modifi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9.67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9">int</text:span><text:span text:style-name="T15"> </text:span><text:span text:style-name="T16">newAge</text:span><text:span text:style-name="T15"> = 90;</text:span></text:p>
          <text:p text:style-name="P6"><text:span text:style-name="T16">contact</text:span><text:span text:style-name="T15">.setAge(</text:span><text:span text:style-name="T16">newAge</text:span><text:span text:style-name="T15">);</text:span></text:p>
          <text:p text:style-name="P6"><text:span text:style-name="T15">Response </text:span><text:span text:style-name="T16">putResponse</text:span><text:span text:style-name="T15"> = </text:span><text:span text:style-name="T16">contactTarget</text:span></text:p>
          <text:p text:style-name="P6"><text:span text:style-name="T16"><text:s text:c="4"/></text:span><text:span text:style-name="T15">.request()</text:span></text:p>
          <text:p text:style-name="P6"><text:span text:style-name="T15"><text:s text:c="4"/></text:span><text:span text:style-name="T15">.put(</text:span></text:p>
          <text:p text:style-name="P6"><text:span text:style-name="T15"><text:s text:c="6"/></text:span><text:span text:style-name="T15">Entity.</text:span><text:span text:style-name="T23">entity</text:span><text:span text:style-name="T15">(</text:span><text:span text:style-name="T16">lookedUpContact</text:span><text:span text:style-name="T15">, MediaType.</text:span><text:span text:style-name="T25">APPLICATION_JSON</text:span><text:span text:style-name="T15">)</text:span></text:p>
          <text:p text:style-name="P6"><text:span text:style-name="T15"><text:s text:c="4"/></text:span><text:span text:style-name="T15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</text:p>
              </text:list-item>
            </text:list>
            <text:p/>
            <text:p/>
            <text:list text:continue-numbering="true" text:style-name="L3">
              <text:list-item>
                <text:p>Réponse</text:p>
              </text:list-item>
            </text:list>
          </draw:text-box>
        </draw:frame>
        <draw:custom-shape draw:style-name="gr4" draw:text-style-name="P7" draw:layer="layout" svg:width="24.762cm" svg:height="2.234cm" svg:x="1.4cm" svg:y="6.402cm">
          <text:p text:style-name="P6"><text:span text:style-name="T3">DELETE /contacts/130 HTTP/1.1</text:span></text:p>
          <text:p text:style-name="P6"><text:span text:style-name="T3">Host: localhost:80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4.762cm" svg:height="1.93cm" svg:x="1.4cm" svg:y="12.002cm">
          <text:p text:style-name="P6"><text:span text:style-name="T3">HTTP/1.1 204 Not Content</text:span></text:p>
          <text:p text:style-name="P6"><text:span text:style-name="T3">Content-Length: 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Le contrôleur JAX-RS</text:p>
              </text:list-item>
            </text:list>
          </draw:text-box>
        </draw:frame>
        <draw:custom-shape draw:style-name="gr4" draw:text-style-name="P11" draw:layer="layout" svg:width="24.762cm" svg:height="4.844cm" svg:x="1.4cm" svg:y="7.602cm">
          <text:p text:style-name="P6"><text:span text:style-name="T6">@DELETE</text:span><text:span text:style-name="T7"> <text:s text:c="3"/></text:span></text:p>
          <text:p text:style-name="P6"><text:span text:style-name="T6">@Path</text:span><text:span text:style-name="T7">(</text:span><text:span text:style-name="T8">"/{id}"</text:span><text:span text:style-name="T7">)</text:span></text:p>
          <text:p text:style-name="P6"><text:span text:style-name="T10">public</text:span><text:span text:style-name="T7"> Response delete(</text:span><text:span text:style-name="T6">@PathParam</text:span><text:span text:style-name="T7">(</text:span><text:span text:style-name="T8">"id"</text:span><text:span text:style-name="T7">) Long </text:span><text:span text:style-name="T12">id</text:span><text:span text:style-name="T7">) {</text:span></text:p>
          <text:p text:style-name="P6"><text:span text:style-name="T7"><text:s text:c="2"/></text:span><text:span text:style-name="T13">contactRepository</text:span><text:span text:style-name="T7">.delete(</text:span><text:span text:style-name="T12">id</text:span><text:span text:style-name="T7">);</text:span></text:p>
          <text:p text:style-name="P6"><text:span text:style-name="T7"><text:s text:c="2"/></text:span><text:span text:style-name="T10">return</text:span><text:span text:style-name="T7"> Response.</text:span><text:span text:style-name="T14">noContent</text:span><text:span text:style-name="T7">().build();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upprimer une ressourc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de client JAX-RS (pour les tests)</text:p>
              </text:list-item>
            </text:list>
          </draw:text-box>
        </draw:frame>
        <draw:custom-shape draw:style-name="gr4" draw:text-style-name="P10" draw:layer="layout" svg:width="24.762cm" svg:height="6.368cm" svg:x="1.4cm" svg:y="7.602cm">
          <text:p text:style-name="P6"><text:span text:style-name="T15">Response </text:span><text:span text:style-name="T16">response</text:span><text:span text:style-name="T15"> = </text:span><text:span text:style-name="T17">target</text:span><text:span text:style-name="T15">.path(</text:span><text:span text:style-name="T18">"/contacts"</text:span><text:span text:style-name="T15">).request()</text:span></text:p>
          <text:p text:style-name="P6"><text:span text:style-name="T15"><text:s text:c="9"/></text:span><text:span text:style-name="T15">.post(...); </text:span><text:span text:style-name="T9">// URI de la ressource créée</text:span><text:span text:style-name="T15"> </text:span></text:p>
          <text:p text:style-name="P6"><text:span text:style-name="T15"/></text:p>
          <text:p text:style-name="P6"><text:span text:style-name="T15">WebTarget </text:span><text:span text:style-name="T16">contactTarget</text:span><text:span text:style-name="T15"> = </text:span><text:span text:style-name="T17">client</text:span><text:span text:style-name="T15">.target(</text:span><text:span text:style-name="T16">response</text:span><text:span text:style-name="T15">.getLocation());</text:span></text:p>
          <text:p text:style-name="P6"><text:span text:style-name="T15"/></text:p>
          <text:p text:style-name="P6"><text:span text:style-name="T15">Response </text:span><text:span text:style-name="T16">deleteResponse</text:span><text:span text:style-name="T15"> = </text:span><text:span text:style-name="T16">contactTarget</text:span></text:p>
          <text:p text:style-name="P6"><text:span text:style-name="T16"><text:s text:c="2"/></text:span><text:span text:style-name="T15">.request()</text:span></text:p>
          <text:p text:style-name="P6"><text:span text:style-name="T15"><text:s text:c="2"/></text:span><text:span text:style-name="T15">.delete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cxf-rest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Implémenter un CRUD avec JAX-RS</text:p>
              </text:list-item>
              <text:list-item>
                <text:p>Implémenter le code client dans un te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8-31T17:08:04.619325641</dc:date>
    <meta:editing-duration>P2DT2H2M14S</meta:editing-duration>
    <meta:editing-cycles>328</meta:editing-cycles>
    <meta:document-statistic meta:object-count="204"/>
  </office:meta>
</office:document-meta>
</file>